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良哲 | 2007.12.21 00:49 | </text:span><text:span text:style-name="T2">#</text:span></text:p>
      <text:p text:style-name="P2"><text:span text:style-name="T1">不只輸出軍火，我們還提供軍事訓練；我們的手，流有無辜人的血。</text:span></text:p>
      <text:p text:style-name="P2"><text:span text:style-name="T1">==================================</text:span><text:span text:style-name="T3"><text:line-break/></text:span><text:span text:style-name="T1">中國時報 2007.12.08　</text:span><text:span text:style-name="T3"><text:line-break/></text:span><text:span text:style-name="T1">極右外交政策可休矣！</text:span><text:span text:style-name="T3"><text:line-break/></text:span><text:span text:style-name="T1">艾琳達</text:span></text:p>
      <text:p text:style-name="P2"><text:span text:style-name="T3"><text:line-break/></text:span><text:span text:style-name="T1">　上周六《中國時報》國際版對尼加拉瓜的報導「尼國走回獨裁 拜台灣之賜？」文中直呼尼國桑定陣線執政的新政府為「獨裁政權」，並諷刺台灣標榜民主人權卻資助此一「獨裁政權」。我認為，這樣的觀點與事實完全背離，而且全無反省地繼承了當年冷戰時期美國極右派與台灣蔣家政權的國際觀。解嚴二十年、政黨輪替七年以來，冷戰觀點竟然還如此頑固地掌握著媒體發言權，甚至繼續存在民進黨政府的外交政策中，實在太令人痛心了。</text:span></text:p>
      <text:p text:style-name="P2"><text:span text:style-name="T3"><text:line-break/></text:span><text:span text:style-name="T1">　一九八○年，我造訪了當時桑定陣線執政下的尼加拉瓜，當時的尼加拉瓜是中南美洲歷史上少見的民主、自由、開放、而且追求公義的社會，對絕大多數的貧窮人民來說尤其是如此。一般人民積極參與政府運作、宗教受到尊重並發揮重大作用、人民的基本需求是政府施政的首要目標。這與之前半世紀兩代蘇慕薩父子政權、甚至同時代鄰近的中美洲國家都形成巨大的反差，而且與當時蘇聯的官僚集權完全不同。雖然桑定陣線最終在無法抵抗強大的美國壓力、無法解決國內複雜的矛盾之下失敗了，那時期的努力還是值得尊敬的。</text:span></text:p>
      <text:p text:style-name="P2"><text:span text:style-name="T3"><text:line-break/></text:span><text:span text:style-name="T1">　當時的台灣在中美洲扮演什麼角色？幾乎所有關心過中美洲內戰的人都不會忘記，在薩爾瓦多下令謀殺羅美洛大主教與其他神父修女、多次下令屠村、雙手沾滿鮮血的軍事獨裁者道布依桑，正是在台灣北投復興崗的政戰學校「遠朋班」受訓來台七次的！跟他一起受到台灣各種援助，還有不斷入侵尼加拉瓜屠殺村民的美國非法資助訓練的反共游擊隊、及中南美各地軍事獨裁者。</text:span></text:p>
      <text:p text:style-name="P2"><text:span text:style-name="T3"><text:line-break/></text:span><text:span text:style-name="T1">　看清楚國民黨與中美洲獨裁勢力的緊密連帶，使得許多北美的民主人士由衷地支持當時還在高壓下奮鬥的台灣民主運動。我從當時就不斷地想說服我的台灣同志們，台灣爭取民主與獨立的真正的朋友在這些普通人民，而不是國民黨歷來習慣花大錢收買的美國與其附庸國的極右派政客。很不幸地，我們有目共睹，民進黨上台之後，絲毫未改地接收而且堅決執行了國民黨的極右外交路線！</text:span></text:p>
      <text:p text:style-name="P2"><text:span text:style-name="T3"><text:line-break/></text:span><text:span text:style-name="T1">　當前，全世界都知道中國早已不是什麼人民的革命政權，而是資本家的天堂、貧苦人的深淵。台灣在民主、人權、社會公義上雖然還有一些缺失，至少比起中國還好很多。如果民進黨政府上台後可以徹底檢討改正國民黨的極右外交路線、爭取國際進步人士的認同的話，與中國的外交戰絕不會落到可悲地灑錢買票競賽。哥斯大黎加與台灣的斷交顯示，沒有清除國民黨當年在中美洲人民心中留下的陰影，人家有機會當然會選擇既無冤仇、又更有錢的中國。</text:span></text:p>
      <text:p text:style-name="P2"><text:span text:style-name="T3"><text:line-break/></text:span><text:span text:style-name="T1">　阿扁在祝賀尼加拉瓜的奧蒂嘉總統就任時，與這位桑定陣線的領導人互稱兄弟。所有人都知道這僅僅是雙方的裝腔作勢，台灣為了入聯的一票、尼國為了經濟援助。可是，終究桑定陣線執政下的尼加拉瓜是台灣有史以來第一個左傾的友邦。在眾多黨派與社會人士都紛紛呼籲要重拾左翼價值的今日台灣，如果我們能真誠地與尼加拉瓜密切交往，說不定在失去這個朋友之前，我們真的能學習到一些早就該學到的進步價值。但是，前提是要徹底地放棄極右的國際觀！</text:span></text:p>
      <text:p text:style-name="P2"><text:span text:style-name="T3"><text:line-break/></text:span><text:span text:style-name="T1">　（作者為台灣綠黨國際事務主任，台北醫學大學醫學人文研究所助理教授）</text:span></text:p>
      <text:p text:style-name="P1"><text:span text:style-name="T1">陳真 | 2007.12.12 17:28 | </text:span><text:span text:style-name="T2">#</text:span></text:p>
      <text:p text:style-name="P3"><text:span text:style-name="T1">如果你看鳳凰或半島或其他任何一個國外媒體,你會發現,世界彷彿以百米速度向前飛奔,台灣亦然,卻是往後跑,回到過去,就像歷史倒帶一般.沒見識過國民黨的無所不用其極與貪婪無度者,無須遺憾,眼前這個黨,除了殺人關人做不到之外,其它均青出於藍.</text:span></text:p>
      <text:p text:style-name="P3"><text:span text:style-name="T1">痛苦之尤不會在選前,而是選後,因為勝負已定,除非把馬英九打死或是戒嚴做票,否則變天勢所難免. 因此,局是設在勝負揭曉之後而不是之前; 妖魔一旦出關,被很難再收回,我總覺得,台灣已經看不到未來,看不到災難的盡頭,以為 520或 320之後就會雨過天晴者,恐怕只是一種妄想,依我看,那不但不會是災難的終點,而是起點.</text:span></text:p>
      <text:p text:style-name="P1"><text:span text:style-name="T1">陳真 | 2007.12.11 22:49 | </text:span><text:span text:style-name="T2">#</text:span></text:p>
      <text:p text:style-name="P2"><text:span text:style-name="T1">阿忠說得對.</text:span></text:p>
      <text:p text:style-name="P2"><text:span text:style-name="T1">我不知道這位什麼好人是誰,但肯定不會是我的朋友,任何人與之人之間,若稱得上朋友,都不會有也不該有這種態度與方式. 比方說我若寫給阿忠,我不會突然匿名寫個 "壞人",然後講些裝模作樣的話,然後扯些不相干的東西什麼隨風散的,莫名其妙,或辯解說什麼你去調查就知道我是誰啊.</text:span></text:p>
      <text:p text:style-name="P2"><text:span text:style-name="T1">就算不是朋友,留言還是要像樣,要像個 "人",別窩囊.</text:span></text:p>
      <text:p text:style-name="P2"><text:span text:style-name="T1">阿忠寫字不多, 也不做議論 (so do i), 但他字字常打動我和學姐的心.</text:span></text:p>
      <text:p text:style-name="P2"><text:span text:style-name="T1">不想浪費唇舌,以後凡是違反美感的無聊留言,我不會管你是誰,一律刪除. 這裏畢竟不是聊天室,這些話我已經講過無數遍.</text:span><text:span text:style-name="T3"><text:line-break/></text:span></text:p>
      <text:p text:style-name="P1"><text:a xlink:type="simple" xlink:href="http://palinfo.habago.org/mt-comments.cgi?__mode=red&amp;id=11898"><text:span text:style-name="T2">柳春春阿忠</text:span></text:a><text:span text:style-name="T1"> | 2007.12.11 18:49 | </text:span><text:span text:style-name="T2">#</text:span></text:p>
      <text:p text:style-name="P3"><text:span text:style-name="T1">to好人，</text:span></text:p>
      <text:p text:style-name="P3"><text:span text:style-name="T1">用google搜尋關鍵字"好人"會出現1780萬個好人。</text:span><text:span text:style-name="T3"><text:line-break/></text:span><text:span text:style-name="T1">用google搜尋關鍵字"柳春春阿忠"會出現28萬個。</text:span><text:span text:style-name="T3"><text:line-break/></text:span><text:span text:style-name="T1">在第二個阿忠的搜尋第一頁面就可以找到以"柳春春阿忠"為名的人在哪裡說了哪些話。</text:span><text:span text:style-name="T3"><text:line-break/></text:span><text:span text:style-name="T1">在第一個"好人"的1780萬個無法得知，是誰說了這些話語。</text:span><text:span text:style-name="T3"><text:line-break/></text:span></text:p>
      <text:p text:style-name="P1"><text:span text:style-name="T1">好人 | 2007.12.11 11:18 | </text:span><text:span text:style-name="T2">#</text:span></text:p>
      <text:p text:style-name="P2"><text:span text:style-name="T1">理應嚴肅以對的事 一定要長篇大論嗎</text:span><text:span text:style-name="T3"><text:line-break/></text:span><text:span text:style-name="T1">實實在在的一句話老實話真心話就不嚴肅嗎</text:span><text:span text:style-name="T3"><text:line-break/></text:span><text:span text:style-name="T1">有馮有據的個人資料在網站管理處</text:span><text:span text:style-name="T3"><text:line-break/></text:span><text:span text:style-name="T1">這就是對發言的負責</text:span><text:span text:style-name="T3"><text:line-break/></text:span><text:span text:style-name="T1">我不是匿名好人</text:span><text:span text:style-name="T3"><text:line-break/></text:span><text:span text:style-name="T1">我是一個好人的留言</text:span><text:span text:style-name="T3"><text:line-break/></text:span><text:span text:style-name="T1">難道每一個關心一點政治的人都必須是議論高手</text:span></text:p>
      <text:p text:style-name="P1"><text:span text:style-name="T1">陳真 | 2007.12.11 09:50 | </text:span><text:span text:style-name="T2">#</text:span></text:p>
      <text:p text:style-name="P3"><text:span text:style-name="T1">誰會腦袋記一堆email而且還刻意跑去後台查看對照猜測對方是誰? 而且,若非網站管理員或警方,一般讀者哪能去後台調查? 這不是匿名是啥?</text:span></text:p>
      <text:p text:style-name="P3"><text:span text:style-name="T1">總之,不管你是誰,我反覆要說的是,我很不希望 promote 一種不負責任不當一回事的留言板打屁文化.</text:span></text:p>
      <text:p text:style-name="P3"><text:span text:style-name="T1">雖不能說 "如果不留言會死,你才留言",但我們畢竟不該窩窩囊囊地在留言板偷偷摸摸無所無謂甚至莫名其妙地聊些理應嚴肅以對的事.</text:span></text:p>
      <text:p text:style-name="P1"><text:span text:style-name="T1">好人 | 2007.12.11 03:12 | </text:span><text:span text:style-name="T2">#</text:span></text:p>
      <text:p text:style-name="P2"><text:span text:style-name="T1">我並沒有匿名</text:span><text:span text:style-name="T3"><text:line-break/></text:span><text:span text:style-name="T1">後台我的電子郵件清楚顯示我是誰</text:span><text:span text:style-name="T3"><text:line-break/></text:span><text:span text:style-name="T1">至於其他溝通不通，就隨風而去吧</text:span></text:p>
      <text:p text:style-name="P1"><text:span text:style-name="T1">陳真 | 2007.12.11 01:43 | </text:span><text:span text:style-name="T2">#</text:span></text:p>
      <text:p text:style-name="P3"><text:span text:style-name="T1">你這樣講,對我來說有點惡心,我不知道你是誰,還好你匿名,所以容我說句老實話,我認為,唯有很自以為是的壞人或很沒有感情的那種人,才會匿名上網以這樣一種三言兩語無所謂的裝模作樣 """"""""""""態度""""""""""""講些什麼豬八戒豬七戒,意思是說他們都是壞人,彼此沒有差別. 這""""""""想法"""""本身沒問題,但你的 """"""""""""""態度"""""""""""""""其實只是意味著你根本不關心也不在乎這些事,所以青菜講講.</text:span></text:p>
      <text:p text:style-name="P3"><text:span text:style-name="T1">文字是能測量出溫度的,什麼樣的語言就透露出什麼樣的一種心態與理解程度. 我覺得,當別人嚴肅而痛苦地訴說一種想法時,你若對此根本缺乏感情,何不保持沉默? 何必糟蹋別人的嚴肅與感情?</text:span></text:p>
      <text:p text:style-name="P3"><text:span text:style-name="T1">最近認識一個以前在網路上打過架的朋友,超級親綠的,當教授,他講的話我沒有一句認同,但我對他仍然有一種尊敬,因為我至少能感受到他對善的一種渴望和熱情,雖然我認為他對善惡的判斷能力完全不及格.</text:span></text:p>
      <text:p text:style-name="P3"><text:span text:style-name="T1">我很尊敬鄭村棋,記得他曾主張投廢票,任何主張都 ok, 重要的是態度. 一個人如果真的潔癖憤慨到想投廢票,那他必然充滿熱情,而不是上網無聊打屁裝模作樣講些有的沒的.</text:span><text:span text:style-name="T3"><text:line-break/></text:span></text:p>
      <text:p text:style-name="P1"><text:span text:style-name="T1">好人 | 2007.12.10 22:21 | </text:span><text:span text:style-name="T2">#</text:span></text:p>
      <text:p text:style-name="P2"><text:span text:style-name="T1">選民為什麼冷漠</text:span><text:span text:style-name="T3"><text:line-break/></text:span><text:span text:style-name="T1">豬八戒和豬七戒或豬六戒</text:span><text:span text:style-name="T3"><text:line-break/></text:span><text:span text:style-name="T1">選什麼?!</text:span></text:p>
      <text:p text:style-name="P1"><text:span text:style-name="T1">陳真 | 2007.12.10 19:59 | </text:span><text:span text:style-name="T2">#</text:span></text:p>
      <text:p text:style-name="P3"><text:span text:style-name="T1">知識的建立需要一種判斷,判斷則需要參考各方證詞,一般來講,越好的學者提供品質越好的證詞,現實政治也一樣,形成判斷需要參考各方證詞,而證詞同樣有良莠之分;越是訴諸理性與基本原則的證詞,越是十分證據只講一分話的審慎態度,證詞品質自然就會越好,反之亦然.</text:span></text:p>
      <text:p text:style-name="P3"><text:span text:style-name="T1">當阿扁仍是 "國會第一名" 的立委,當阿扁仍是人們心目中的 "人權立委" 時,我就在政治圈內給他取了個 "大壞蛋" 的封號,同志們總是不解,阿扁是第一優秀第一清廉的,他哪裡壞呢? 又怎麼會是天下第一壞呢?</text:span></text:p>
      <text:p text:style-name="P3"><text:span text:style-name="T1">這就好像問說豬八戒是第一正直第一帥的,他哪裡醜呢? 他哪裡扯爛污呢? 我將啞口無言,因為事實是如此明顯,我不明白為什麼人們看不見.</text:span></text:p>
      <text:p text:style-name="P3"><text:span text:style-name="T1">2000 年投票前夕,當周圍幾乎所有的人都歌頌著阿扁以及阿扁的什麼 "新中間路線" 時,當李遠哲因為挺扁而被捧為什麼 "台灣社會的良心" 時,我就公開寫文章說如果民進黨取得政權,台灣將會沉到海底去. 當阿扁當上總統之初,獲得超過八成的支持度時,我依然強調台灣會被民進黨這批壞蛋給玩完.</text:span></text:p>
      <text:p text:style-name="P3"><text:span text:style-name="T1">當大家都在讚美著什麼民進黨清新改革派或什麼親綠學者時,我說這批人,才是真正大內高手,惡中之惡,他們不但是一丘之貉, 甚至有些比政客還政客,他們是看風向在開船的,哪兒有利益哪兒有美名,就往哪靠,左右逢源. 這年頭,在進步圈或所謂改革圈裏,你只要看一個人是受主流歡迎很吃得開的,肯定不是一個值得尊敬的人.</text:span></text:p>
      <text:p text:style-name="P3"><text:span text:style-name="T1">事先指出這些, 並不是因為我有預知未來的超能力,這其實只是一種很簡單的判斷,就好像要認識一個人那樣容易,不需要知道任何內幕,不需要請徵信社調查,憑著一般日常的作為及待人處世,我們就能知道對方是個什麼樣的人.人如此,黨也一樣.</text:span></text:p>
      <text:p text:style-name="P3"><text:span text:style-name="T1">如果你覺得我過去的判斷在某種程度上可信,那不妨就相信我一次:不只是要讓民進黨下台,更要讓這個黨所宣揚或所代表的種族意識以及各種不擇手段的卑鄙文化給徹底揚棄.</text:span></text:p>
      <text:p text:style-name="P3"><text:span text:style-name="T1">但我總感覺請鬼容易送鬼難,民進黨已經嚐到甜頭了,就像吸毒一樣,他很難乖乖地放棄手上的各種重大利益與權力;這個黨會不惜犧牲公眾利益來維護私利. 當一盤賭局註定贏不了時,牌品很差的賭徒是會翻桌的.</text:span></text:p>
      <text:p text:style-name="P3"><text:span text:style-name="T1">以前罵國民黨,是由國家出面正經八百地給你罪名,跟你算帳,但民進黨卻不是這樣,國家根本不必出面,光是匿名小囉嘍就有你受的了.</text:span></text:p>
      <text:p text:style-name="P3"><text:span text:style-name="T1">國家迫害人,總還有得意義與尊嚴,但下駟對上駟的折磨與懲罰卻一點意義都沒有,只能啞吧吃黃蓮.</text:span></text:p>
      <text:p text:style-name="P3"><text:span text:style-name="T1">一個黨是個什麼樣的黨,只要看他有著什麼樣的支持者便能明白.</text:span></text:p>
      <text:p text:style-name="P3"><text:span text:style-name="T1">國民黨再壞,他終究是要面子的,不想讓出政權也得讓出,但民進黨絕不是這樣.我真懷疑台灣以及某些重要政治人物能平安渡過往後一百五十天.</text:span></text:p>
      <text:p text:style-name="P3"><text:span text:style-name="T1">我昨天決定寫信給一些昔日友人說我回來了,寫信的目的是要勸他們,比方說林義雄,別再為虎作倀,放台灣一條生路.</text:span></text:p>
      <text:p text:style-name="P3"><text:span text:style-name="T1">學姐說我的信會被他們給丟進垃圾桶, 學姐說,你以為你現在還有行情嗎? 當然沒有. 但是,在一個黑暗年代,我發言了,拒絕了,反抗了,至少我不需要在往後的歲月因為窩囊而抬不起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